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3.79mm" fo:break-before="auto" style:use-optimal-row-height="false"/>
    </style:style>
    <style:style style:name="ro5" style:family="table-row">
      <style:table-row-properties style:row-height="13.32mm" fo:break-before="auto" style:use-optimal-row-height="true"/>
    </style:style>
    <style:style style:name="ro6" style:family="table-row">
      <style:table-row-properties style:row-height="26.18mm" fo:break-before="auto" style:use-optimal-row-height="true"/>
    </style:style>
    <style:style style:name="ro7" style:family="table-row">
      <style:table-row-properties style:row-height="39.03mm" fo:break-before="auto" style:use-optimal-row-height="true"/>
    </style:style>
    <style:style style:name="ro8" style:family="table-row">
      <style:table-row-properties style:row-height="3.21mm" fo:break-before="auto" style:use-optimal-row-height="false"/>
    </style:style>
    <style:style style:name="ro9" style:family="table-row">
      <style:table-row-properties style:row-height="16.53mm" fo:break-before="auto" style:use-optimal-row-height="true"/>
    </style:style>
    <style:style style:name="ro10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2.01pt solid #99ccff" fo:wrap-option="wrap" fo:border-left="2.01pt solid #99ccff" fo:border-right="none" fo:border-top="2.01pt solid #99ccff" style:vertical-align="middle"/>
    </style:style>
    <style:style style:name="ce2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  <style:text-properties fo:font-size="8pt" style:font-size-asian="8pt" style:font-size-complex="8pt"/>
    </style:style>
    <style:style style:name="ce3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  <style:text-properties fo:font-size="8pt" style:font-size-asian="8pt" style:font-size-complex="8pt"/>
    </style:style>
    <style:style style:name="ce4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  <style:text-properties style:font-size-asian="8pt" style:font-size-complex="8pt"/>
    </style:style>
    <style:style style:name="ce5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8pt" style:font-size-asian="8pt" style:font-size-complex="8pt"/>
    </style:style>
    <style:style style:name="ce6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7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Bloc1-Haut">
      <style:table-cell-properties fo:border-bottom="2.01pt solid #99ccff" style:text-align-source="fix" style:repeat-content="false" fo:wrap-option="wrap" fo:border-left="none" fo:border-right="none" fo:border-top="2.01pt solid #99ccff" style:vertical-align="middle"/>
      <style:paragraph-properties fo:text-align="center" fo:margin-left="0mm"/>
    </style:style>
    <style:style style:name="ce10" style:family="table-cell" style:parent-style-name="Code">
      <style:table-cell-properties fo:background-color="#cfe7f5" fo:wrap-option="wrap" style:vertical-align="middle"/>
      <style:text-properties fo:font-size="8pt" style:font-size-asian="8pt" style:font-size-complex="8pt"/>
    </style:style>
    <style:style style:name="ce11" style:family="table-cell" style:parent-style-name="Bloc1-Haut">
      <style:table-cell-properties fo:border-bottom="2.01pt solid #99ccff" fo:wrap-option="wrap" fo:border-left="none" fo:border-right="none" fo:border-top="2.01pt solid #99ccff" style:vertical-align="middle"/>
    </style:style>
    <style:style style:name="ce12" style:family="table-cell" style:parent-style-name="Code">
      <style:table-cell-properties fo:background-color="#cfe7f5" fo:wrap-option="wrap" fo:border="none" style:vertical-align="middle"/>
      <style:text-properties fo:font-size="8pt" style:font-size-asian="8pt" style:font-size-complex="8pt"/>
    </style:style>
    <style:style style:name="ce13" style:family="table-cell" style:parent-style-name="Code">
      <style:table-cell-properties fo:background-color="#cfe7f5" fo:wrap-option="wrap" style:vertical-align="middle"/>
      <style:text-properties fo:font-size="8pt" style:font-name-asian="SimSun" style:font-size-asian="8pt" style:font-name-complex="Lucida Sans" style:font-size-complex="8pt"/>
    </style:style>
    <style:style style:name="ce14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5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6" style:family="table-cell" style:parent-style-name="Bloc1-Haut">
      <style:table-cell-properties fo:border-bottom="2.01pt solid #99ccff" style:text-align-source="fix" style:repeat-content="false" fo:wrap-option="wrap" fo:border-left="none" fo:border-right="2.01pt solid #99ccff" fo:border-top="2.01pt solid #99ccff" style:vertical-align="middle"/>
      <style:paragraph-properties fo:text-align="center" fo:margin-left="0mm"/>
    </style:style>
    <style:style style:name="ce17" style:family="table-cell" style:parent-style-name="Code">
      <style:table-cell-properties fo:border-bottom="none" fo:background-color="#f4b4d6" style:text-align-source="fix" style:repeat-content="false" fo:wrap-option="wrap" fo:border-left="none" fo:border-right="2.01pt solid #99ccff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Code">
      <style:table-cell-properties fo:border-bottom="none" fo:background-color="#f4b4d6" style:text-align-source="fix" style:repeat-content="false" fo:wrap-option="wrap" fo:border-left="none" fo:border-right="2.01pt solid #99ccff" fo:border-top="none" style:vertical-align="middle"/>
      <style:paragraph-properties fo:text-align="start" fo:margin-left="0mm"/>
      <style:text-properties style:font-name="Courier New" fo:font-size="8pt" style:font-name-asian="SimSun" style:font-size-asian="8pt" style:font-name-complex="Lucida Sans" style:font-size-complex="8pt"/>
    </style:style>
    <style:style style:name="ce19" style:family="table-cell" style:parent-style-name="Bloc1-Haut">
      <style:table-cell-properties fo:border-bottom="2.01pt solid #99ccff" fo:wrap-option="wrap" fo:border-left="none" fo:border-right="2.01pt solid #99ccff" fo:border-top="2.01pt solid #99ccff" style:vertical-align="middle"/>
    </style:style>
    <style:style style:name="ce20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21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22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 style:font-name="Courier New" style:font-name-asian="SimSun" style:font-name-complex="Lucida Sans" style:font-size-asian="10pt" style:font-size-complex="10pt"/>
    </style:style>
    <style:style style:name="T5" style:family="text">
      <style:text-properties style:font-name="Courier New" style:font-name-asian="SimSun" style:font-name-complex="Lucida Sans" style:font-size-asian="10pt" style:font-size-complex="10pt"/>
    </style:style>
    <style:style style:name="T6" style:family="text">
      <style:text-properties style:font-name="Courier New" style:font-name-asian="SimSun" style:font-name-complex="Lucida Sans" style:font-size-asian="10pt" style:font-size-complex="10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 style:font-name="Courier New" style:font-name-asian="SimSun" style:font-name-complex="Lucida Sans" style:font-size-asian="10pt" style:font-size-complex="10pt"/>
    </style:style>
    <style:style style:name="T8" style:family="text">
      <style:text-properties fo:font-weight="bold" style:font-weight-asian="bold" style:font-weight-complex="bold" style:font-name="Courier New" style:font-name-asian="SimSun" style:font-name-complex="Lucida Sans"/>
    </style:style>
    <style:style style:name="T9" style:family="text">
      <style:text-properties style:font-name="Courier New" style:font-name-asian="SimSun" style:font-name-complex="Lucida Sans"/>
    </style:style>
    <style:style style:name="T10" style:family="text">
      <style:text-properties style:font-name="Courier New" style:font-name-asian="SimSun" style:font-name-complex="Lucida Sans" fo:font-weight="bold" style:font-weight-asian="bold" style:font-weight-complex="bold"/>
    </style:style>
    <style:style style:name="T11" style:family="text">
      <style:text-properties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1020" table:default-cell-style-name="ce8"/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9" office:value-type="string" calcext:value-type="string">
            <text:p>COSMOS</text:p>
          </table:table-cell>
          <table:table-cell table:style-name="ce16" office:value-type="string" calcext:value-type="string">
            <text:p>C#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fficher du texte</text:p>
          </table:table-cell>
          <table:table-cell table:style-name="ce10" office:value-type="string" calcext:value-type="string">
            <text:p><text:span text:style-name="T1">Afficher</text:span> "Bonjour".</text:p>
          </table:table-cell>
          <table:table-cell table:style-name="ce17" office:value-type="string" calcext:value-type="string">
            <text:p>Console.Write("Bonjour") ;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ficher le contenu d'une zone mémoire</text:p>
          </table:table-cell>
          <table:table-cell table:style-name="ce10" office:value-type="string" calcext:value-type="string">
            <text:p><text:span text:style-name="T1">Afficher</text:span> "#memoire".</text:p>
          </table:table-cell>
          <table:table-cell table:style-name="ce17" office:value-type="string" calcext:value-type="string">
            <text:p>Console.Write($"{memory}")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ffichage mixte</text:p>
          </table:table-cell>
          <table:table-cell table:style-name="ce10" office:value-type="string" calcext:value-type="string">
            <text:p><text:span text:style-name="T1">Afficher</text:span> "Bonjour #nom".</text:p>
          </table:table-cell>
          <table:table-cell table:style-name="ce18" office:value-type="string" calcext:value-type="string">
            <text:p>Console.Write($"Bonjour {name}")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éfinir la couleur</text:p>
          </table:table-cell>
          <table:table-cell table:style-name="ce10" office:value-type="string" calcext:value-type="string">
            <text:p><text:span text:style-name="T1">Choisir la couleur </text:span><text:span text:style-name="T2">rouge</text:span><text:span text:style-name="T1"> pour le texte</text:span>.</text:p>
          </table:table-cell>
          <table:table-cell table:style-name="ce17" office:value-type="string" calcext:value-type="string">
            <text:p>Console.ForeGroundColor = ConsoleColor.Red ;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fficher avec retour à la ligne</text:p>
          </table:table-cell>
          <table:table-cell table:style-name="ce10" office:value-type="string" calcext:value-type="string">
            <text:p>Afficher "Bonjour\n" ;</text:p>
          </table:table-cell>
          <table:table-cell table:style-name="ce17" office:value-type="string" calcext:value-type="string">
            <text:p>Console.WriteLine("Bonjour") ;</text:p>
            <text:p>Console.Write("Bonjour\n")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éplacer le curseur</text:p>
          </table:table-cell>
          <table:table-cell table:style-name="ce10" office:value-type="string" calcext:value-type="string">
            <text:p><text:span text:style-name="T1">Placer le curseur à la ligne </text:span><text:span text:style-name="T3">5</text:span>.</text:p>
          </table:table-cell>
          <table:table-cell table:style-name="ce17" office:value-type="string" calcext:value-type="string">
            <text:p>Console.CursorTop = 5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ffacer l'écran</text:p>
          </table:table-cell>
          <table:table-cell table:style-name="ce10" office:value-type="string" calcext:value-type="string">
            <text:p><text:span text:style-name="T1">Effacer l'écran</text:span>.</text:p>
          </table:table-cell>
          <table:table-cell table:style-name="ce17" office:value-type="string" calcext:value-type="string">
            <text:p>Console.Clear() ;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/>
          <table:table-cell table:style-name="ce19"/>
          <table:table-cell table:number-columns-repeated="1020"/>
        </table:table-row>
        <table:table-row table:style-name="ro3">
          <table:table-cell table:style-name="ce2" office:value-type="string" calcext:value-type="string">
            <text:p>Récupérer une valeur</text:p>
          </table:table-cell>
          <table:table-cell table:style-name="ce10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7" office:value-type="string" calcext:value-type="string">
            <text:p>input = Console.ReadLine()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re une touche directement</text:p>
          </table:table-cell>
          <table:table-cell table:style-name="ce10" office:value-type="string" calcext:value-type="string">
            <text:p>#disponible = ##touche.disponible .</text:p>
          </table:table-cell>
          <table:table-cell table:style-name="ce17" office:value-type="string" calcext:value-type="string">
            <text:p>available = Console.KeyAvailable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éagir au clavier (sans validation)</text:p>
          </table:table-cell>
          <table:table-cell table:style-name="ce10" office:value-type="string" calcext:value-type="string">
            <text:p><text:span text:style-name="T1">Attendre la prochaine touche et la stocker dans</text:span> #toucheP.</text:p>
          </table:table-cell>
          <table:table-cell table:style-name="ce17" office:value-type="string" calcext:value-type="string">
            <text:p>keypressed = Console.ReadKey().Key ;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Gestion mémoire (RAM)</text:p>
          </table:table-cell>
          <table:table-cell table:style-name="ce11"/>
          <table:table-cell table:style-name="ce19"/>
          <table:table-cell table:number-columns-repeated="1020"/>
        </table:table-row>
        <table:table-row table:style-name="ro2">
          <table:table-cell table:style-name="ce2" office:value-type="string" calcext:value-type="string">
            <text:p>Créer une zone mémoire</text:p>
          </table:table-cell>
          <table:table-cell table:style-name="ce10" office:value-type="string" calcext:value-type="string">
            <text:p><text:span text:style-name="T1">Allouer une zone mémoire nommée</text:span> #longueur.</text:p>
          </table:table-cell>
          <table:table-cell table:style-name="ce17" office:value-type="string" calcext:value-type="string">
            <text:p>int length ;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nsérer une valeur dans une zone mémoire</text:p>
          </table:table-cell>
          <table:table-cell table:style-name="ce10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7" office:value-type="string" calcext:value-type="string">
            <text:p>kidCount = 5 ;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11"/>
          <table:table-cell table:style-name="ce19"/>
          <table:table-cell table:number-columns-repeated="1020"/>
        </table:table-row>
        <table:table-row table:style-name="ro2">
          <table:table-cell table:style-name="ce2" office:value-type="string" calcext:value-type="string">
            <text:p>Addition</text:p>
          </table:table-cell>
          <table:table-cell table:style-name="ce10" office:value-type="string" calcext:value-type="string">
            <text:p>#resultat = 1 <text:span text:style-name="T1">plus</text:span> 2.</text:p>
          </table:table-cell>
          <table:table-cell table:style-name="ce17" office:value-type="string" calcext:value-type="string">
            <text:p>result = 1 <text:span text:style-name="T1">+</text:span> 2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ustraction</text:p>
          </table:table-cell>
          <table:table-cell table:style-name="ce10" office:value-type="string" calcext:value-type="string">
            <text:p>#resultat = 6 <text:span text:style-name="T1">moins</text:span> 4.</text:p>
          </table:table-cell>
          <table:table-cell table:style-name="ce17" office:value-type="string" calcext:value-type="string">
            <text:p>result = 6 <text:span text:style-name="T1">–</text:span> 4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ltiplication</text:p>
          </table:table-cell>
          <table:table-cell table:style-name="ce10" office:value-type="string" calcext:value-type="string">
            <text:p>#resultat = 5 <text:span text:style-name="T1">fois</text:span> 6.</text:p>
          </table:table-cell>
          <table:table-cell table:style-name="ce17" office:value-type="string" calcext:value-type="string">
            <text:p>result = 5 <text:span text:style-name="T1">*</text:span> 6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vision</text:p>
          </table:table-cell>
          <table:table-cell table:style-name="ce10" office:value-type="string" calcext:value-type="string">
            <text:p>#resultat = 6 <text:span text:style-name="T1">divisé par</text:span> 2.</text:p>
          </table:table-cell>
          <table:table-cell table:style-name="ce17" office:value-type="string" calcext:value-type="string">
            <text:p>result = 6/2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uissance</text:p>
          </table:table-cell>
          <table:table-cell table:style-name="ce10" office:value-type="string" calcext:value-type="string">
            <text:p>#resultat = 3 <text:span text:style-name="T1">élevé à la puissance</text:span> 2.</text:p>
          </table:table-cell>
          <table:table-cell table:style-name="ce17" office:value-type="string" calcext:value-type="string">
            <text:p>result = Math.Pow(3,2)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cine carrée</text:p>
          </table:table-cell>
          <table:table-cell table:style-name="ce10" office:value-type="string" calcext:value-type="string">
            <text:p>#resultat = <text:span text:style-name="T1">racine carrée de</text:span> 4.</text:p>
          </table:table-cell>
          <table:table-cell table:style-name="ce17" office:value-type="string" calcext:value-type="string">
            <text:p>result = Math.sqrt(4) ;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Nombre aléatoire</text:p>
          </table:table-cell>
          <table:table-cell table:style-name="ce10" office:value-type="string" calcext:value-type="string">
            <text:p><text:span text:style-name="T1">Placer un nombre aléatoire compris entre </text:span><text:span text:style-name="T2">1</text:span><text:span text:style-name="T1"> et </text:span><text:span text:style-name="T2">5</text:span><text:span text:style-name="T1"> dans la zone mémoire nommée</text:span> #random.</text:p>
          </table:table-cell>
          <table:table-cell table:style-name="ce17" office:value-type="string" calcext:value-type="string">
            <text:p>Random randomGenerator = new Random() ;</text:p>
            <text:p>Random = randomGenerator.Next(1,6) ;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araison</text:p>
          </table:table-cell>
          <table:table-cell table:style-name="ce11"/>
          <table:table-cell table:style-name="ce19"/>
          <table:table-cell table:number-columns-repeated="1020"/>
        </table:table-row>
        <table:table-row table:style-name="ro5">
          <table:table-cell table:style-name="ce2" office:value-type="string" calcext:value-type="string">
            <text:p>Égalité</text:p>
          </table:table-cell>
          <table:table-cell table:style-name="ce12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17" office:value-type="string" calcext:value-type="string">
            <text:p>if (age <text:span text:style-name="T1">==</text:span> 37)</text:p>
            <text:p>{</text:p>
            <text:p>    Console.Write("Né en 1983") ;</text:p>
            <text:p>}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Différence</text:p>
          </table:table-cell>
          <table:table-cell table:style-name="ce12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17" office:value-type="string" calcext:value-type="string">
            <text:p>if (weather <text:span text:style-name="T1">!=</text:span> "rain")</text:p>
            <text:p>{</text:p>
            <text:p>    Console.Write("Temps sec") ;</text:p>
            <text:p>}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Plus grand</text:p>
          </table:table-cell>
          <table:table-cell table:style-name="ce12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17" office:value-type="string" calcext:value-type="string">
            <text:p><text:span text:style-name="T9">if (mySalary </text:span><text:span text:style-name="T10">&gt;</text:span><text:span text:style-name="T9"> 50000)</text:span></text:p>
            <text:p><text:span text:style-name="T9">{</text:span></text:p>
            <text:p><text:span text:style-name="T9">    Console.Write("Situation confortable") ;</text:span></text:p>
            <text:p><text:span text:style-name="T9">}</text:span>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Plus petit</text:p>
          </table:table-cell>
          <table:table-cell table:style-name="ce12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17" office:value-type="string" calcext:value-type="string">
            <text:p><text:span text:style-name="T9">if (mySalary </text:span><text:span text:style-name="T10">&lt;</text:span><text:span text:style-name="T9"> 25000)</text:span></text:p>
            <text:p><text:span text:style-name="T9">{</text:span></text:p>
            <text:p><text:span text:style-name="T9">    Console.Write("Mode survie") ;</text:span></text:p>
            <text:p><text:span text:style-name="T9">}</text:span>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Plus grand ou égal</text:p>
          </table:table-cell>
          <table:table-cell table:style-name="ce12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17" office:value-type="string" calcext:value-type="string">
            <text:p><text:span text:style-name="T9">if (spped &gt;</text:span><text:span text:style-name="T10">=</text:span><text:span text:style-name="T9"> 125)</text:span></text:p>
            <text:p><text:span text:style-name="T9">{</text:span></text:p>
            <text:p><text:span text:style-name="T9">    Console.Write("Attention aux radars") ;</text:span></text:p>
            <text:p><text:span text:style-name="T9">}</text:span>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Plus petit ou égal</text:p>
          </table:table-cell>
          <table:table-cell table:style-name="ce12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17" office:value-type="string" calcext:value-type="string">
            <text:p><text:span text:style-name="T9">if (spped &lt;</text:span><text:span text:style-name="T10">=</text:span><text:span text:style-name="T9"> 50)</text:span></text:p>
            <text:p><text:span text:style-name="T9">{</text:span></text:p>
            <text:p><text:span text:style-name="T9">    Console.Write("Zone villageoise") ;</text:span></text:p>
            <text:p><text:span text:style-name="T9">}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/>
          <table:table-cell table:style-name="ce19"/>
          <table:table-cell table:number-columns-repeated="1020"/>
        </table:table-row>
        <table:table-row table:style-name="ro5">
          <table:table-cell table:style-name="ce4" office:value-type="string" calcext:value-type="string">
            <text:p>Simple</text:p>
          </table:table-cell>
          <table:table-cell table:style-name="ce12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17" office:value-type="string" calcext:value-type="string">
            <text:p>if (speed &gt; 120)</text:p>
            <text:p>{</text:p>
            <text:p>    Console.Write("Allemagne") ;</text:p>
            <text:p>}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Avec 1 branche</text:p>
          </table:table-cell>
          <table:table-cell table:style-name="ce10" office:value-type="string" calcext:value-type="string">
            <text:p>Si #vitesse &lt;= 80 alors</text:p>
            <text:p>     Afficher "Pas sur l'autoroute".</text:p>
            <text:p>sinon</text:p>
            <text:p>     Afficher "Sur l'autoroute".</text:p>
            <text:p>?</text:p>
            <text:p/>
          </table:table-cell>
          <table:table-cell table:style-name="ce17" office:value-type="string" calcext:value-type="string">
            <text:p><text:span text:style-name="T11">if (speed &lt;= 80)</text:span></text:p>
            <text:p><text:span text:style-name="T11">{</text:span></text:p>
            <text:p><text:span text:style-name="T11">    Console.Write("Pas sur l'autoroute") ;</text:span></text:p>
            <text:p><text:span text:style-name="T11">}</text:span></text:p>
            <text:p><text:span text:style-name="T11">else</text:span></text:p>
            <text:p><text:span text:style-name="T11">{</text:span></text:p>
            <text:p><text:span text:style-name="T11">    Console.Write("Sur l'autoroute") ;</text:span></text:p>
            <text:p><text:span text:style-name="T11">}</text:span></text:p>
          </table:table-cell>
          <table:table-cell table:number-columns-repeated="1020"/>
        </table:table-row>
        <table:table-row table:style-name="ro7">
          <table:table-cell table:style-name="ce4" office:value-type="string" calcext:value-type="string">
            <text:p>Avec plusieurs branches</text:p>
          </table:table-cell>
          <table:table-cell table:style-name="ce10" office:value-type="string" calcext:value-type="string">
            <text:p><text:span text:style-name="T4">Si</text:span><text:span text:style-name="T5"> #age &lt; 12 </text:span><text:span text:style-name="T6">alors</text:span></text:p>
            <text:p><text:span text:style-name="T5">     #tarif = 0.</text:span></text:p>
            <text:p><text:span text:style-name="T4">sinon si</text:span><text:span text:style-name="T5"> #age &lt; 18 </text:span><text:span text:style-name="T6">alors</text:span></text:p>
            <text:p><text:span text:style-name="T5">     #tarif = 15.</text:span></text:p>
            <text:p><text:span text:style-name="T4">et sinon</text:span></text:p>
            <text:p><text:span text:style-name="T5">    #tarif = 12.</text:span></text:p>
            <text:p><text:span text:style-name="T4">?</text:span></text:p>
            <text:p><text:span text:style-name="T7">Afficher "Prix du billet : #tarif CHF".</text:span></text:p>
          </table:table-cell>
          <table:table-cell table:style-name="ce17" office:value-type="string" calcext:value-type="string">
            <text:p><text:span text:style-name="T11">if (age &lt; 12)</text:span></text:p>
            <text:p><text:span text:style-name="T11">{</text:span></text:p>
            <text:p><text:span text:style-name="T11">    Price = 0 ;</text:span></text:p>
            <text:p><text:span text:style-name="T11">}</text:span></text:p>
            <text:p><text:span text:style-name="T11">else if (age &lt; 18)</text:span></text:p>
            <text:p><text:span text:style-name="T11">{</text:span></text:p>
            <text:p><text:span text:style-name="T11">    Price = 15 ;</text:span></text:p>
            <text:p><text:span text:style-name="T11">}</text:span></text:p>
            <text:p><text:span text:style-name="T11">else</text:span></text:p>
            <text:p><text:span text:style-name="T11">{</text:span></text:p>
            <text:p><text:span text:style-name="T11">   Price = 12 ;</text:span></text:p>
            <text:p><text:span text:style-name="T11">}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11"/>
          <table:table-cell table:style-name="ce19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</table:table-row>
        <table:table-row table:style-name="ro8">
          <table:table-cell table:style-name="ce5" office:value-type="string" calcext:value-type="string">
            <text:p>ET</text:p>
          </table:table-cell>
          <table:table-cell table:style-name="ce13" office:value-type="string" calcext:value-type="string">
            <text:p>#condition = faux et faux ;</text:p>
          </table:table-cell>
          <table:table-cell table:style-name="ce17" office:value-type="string" calcext:value-type="string">
            <text:p>Condition = false &amp;&amp; false ;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</table:table-row>
        <table:table-row table:style-name="ro2">
          <table:table-cell table:style-name="ce5" office:value-type="string" calcext:value-type="string">
            <text:p>OU</text:p>
          </table:table-cell>
          <table:table-cell table:style-name="ce13" office:value-type="string" calcext:value-type="string">
            <text:p>#condition = faux ou faux ;</text:p>
          </table:table-cell>
          <table:table-cell table:style-name="ce17" office:value-type="string" calcext:value-type="string">
            <text:p>Condition = false || false ;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</table:table-row>
        <table:table-row table:style-name="ro2">
          <table:table-cell table:style-name="ce5" office:value-type="string" calcext:value-type="string">
            <text:p>OU Exclusif</text:p>
          </table:table-cell>
          <table:table-cell table:style-name="ce13" office:value-type="string" calcext:value-type="string">
            <text:p>#condition = faux ou au contraire faux ;</text:p>
          </table:table-cell>
          <table:table-cell table:style-name="ce17" office:value-type="string" calcext:value-type="string">
            <text:p>Condition = false ^ false ;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</table:table-row>
        <table:table-row table:style-name="ro1">
          <table:table-cell table:style-name="ce6" office:value-type="string" calcext:value-type="string">
            <text:p>Répétition</text:p>
          </table:table-cell>
          <table:table-cell table:style-name="ce14"/>
          <table:table-cell table:style-name="ce20"/>
          <table:table-cell table:number-columns-repeated="1020"/>
        </table:table-row>
        <table:table-row table:style-name="ro5">
          <table:table-cell table:style-name="ce4" office:value-type="string" calcext:value-type="string">
            <text:p>Fixe</text:p>
          </table:table-cell>
          <table:table-cell table:style-name="ce10" office:value-type="string" calcext:value-type="string">
            <text:p><text:span text:style-name="T8">Répéter</text:span><text:span text:style-name="T9"> 5</text:span><text:span text:style-name="T10">x</text:span></text:p>
            <text:p><text:span text:style-name="T9">   #tour = #tour + 1.</text:span></text:p>
            <text:p><text:span text:style-name="T8">&gt;&gt; </text:span></text:p>
          </table:table-cell>
          <table:table-cell table:style-name="ce17" office:value-type="string" calcext:value-type="string">
            <text:p>for (int i=0;i&lt;5;i++)</text:p>
            <text:p>{</text:p>
            <text:p>    tour++;</text:p>
            <text:p>}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Dynamique</text:p>
          </table:table-cell>
          <table:table-cell table:style-name="ce10" office:value-type="string" calcext:value-type="string">
            <text:p><text:span text:style-name="T8">Répéter autant de fois qu'il y a de</text:span><text:span text:style-name="T9"> #jours</text:span></text:p>
            <text:p><text:span text:style-name="T9">     Afficher "Bonjour".</text:span></text:p>
            <text:p><text:span text:style-name="T8">&gt;&gt;</text:span><text:span text:style-name="T9"> </text:span></text:p>
          </table:table-cell>
          <table:table-cell table:style-name="ce17" office:value-type="string" calcext:value-type="string">
            <text:p><text:span text:style-name="T11">for (int i=0;i&lt;days;i++)</text:span></text:p>
            <text:p><text:span text:style-name="T11">{</text:span></text:p>
            <text:p><text:span text:style-name="T11">    Console.Write("Bonjour") ;</text:span></text:p>
            <text:p><text:span text:style-name="T11">}</text:span></text:p>
          </table:table-cell>
          <table:table-cell table:number-columns-repeated="1020"/>
        </table:table-row>
        <table:table-row table:style-name="ro9">
          <table:table-cell table:style-name="ce4" office:value-type="string" calcext:value-type="string">
            <text:p>Dynamique avec condition</text:p>
          </table:table-cell>
          <table:table-cell table:style-name="ce10" office:value-type="string" calcext:value-type="string">
            <text:p>Répéter tant que #condition est vrai</text:p>
            <text:p>   Afficher "vrai".</text:p>
            <text:p>&gt;&gt; </text:p>
          </table:table-cell>
          <table:table-cell table:style-name="ce17" office:value-type="string" calcext:value-type="string">
            <text:p>while(condition == true)</text:p>
            <text:p>{</text:p>
            <text:p>    Console.Write("vrai") ;</text:p>
            <text:p>}</text:p>
            <text:p/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onctions spéciales</text:p>
          </table:table-cell>
          <table:table-cell table:style-name="ce14"/>
          <table:table-cell table:style-name="ce20"/>
          <table:table-cell table:number-columns-repeated="1020"/>
        </table:table-row>
        <table:table-row table:style-name="ro3">
          <table:table-cell table:style-name="ce2" office:value-type="string" calcext:value-type="string">
            <text:p>Découper une chaîne de caractères</text:p>
          </table:table-cell>
          <table:table-cell table:style-name="ce12" office:value-type="string" calcext:value-type="string">
            <text:p>Découper "a,b,c" sur ",".</text:p>
            <text:p>Afficher "##decoupage.1". // a</text:p>
          </table:table-cell>
          <table:table-cell table:style-name="ce17" office:value-type="string" calcext:value-type="string">
            <text:p>string[] split = "a,b,c".Split(',') ;</text:p>
            <text:p><text:span text:style-name="T9">Console.Write($"{split[0]}") ;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btenir la date courante</text:p>
          </table:table-cell>
          <table:table-cell table:style-name="ce12" office:value-type="string" calcext:value-type="string">
            <text:p>Afficher "##date.jour" .</text:p>
          </table:table-cell>
          <table:table-cell table:style-name="ce17" office:value-type="string" calcext:value-type="string">
            <text:p>Console.Write($"{DateTime.Now.Day}") 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ire une pause</text:p>
          </table:table-cell>
          <table:table-cell table:style-name="ce12" office:value-type="string" calcext:value-type="string">
            <text:p>Attendre 500 ms.</text:p>
          </table:table-cell>
          <table:table-cell table:style-name="ce17" office:value-type="string" calcext:value-type="string">
            <text:p>System.Threading.Thread.Sleep(500) ;</text:p>
          </table:table-cell>
          <table:table-cell table:number-columns-repeated="1020"/>
        </table:table-row>
        <table:table-row table:style-name="ro10">
          <table:table-cell table:style-name="ce7"/>
          <table:table-cell table:style-name="ce15"/>
          <table:table-cell table:style-name="ce21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9-26">00.00.0000</text:date></text:span></text:p>
        </style:region-left>
        <style:region-center>
          <text:p><text:span text:style-name="MT1">Cosmos/Csharp Cheat Sheet V1.0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00.00.0000</text:date>, <text:time style:data-style-name="N2" text:time-value="11:22:09.214858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9-26T12:19:52.722959990</dc:date>
    <meta:editing-duration>PT7H1M53S</meta:editing-duration>
    <meta:editing-cycles>80</meta:editing-cycles>
    <meta:print-date>2020-08-27T14:48:59.815465145</meta:print-date>
    <meta:document-statistic meta:table-count="1" meta:cell-count="122" meta:object-count="0"/>
  </office:meta>
</office:document-meta>
</file>